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agraph-properties/>
    </style:style>
    <style:style style:name="P2" style:family="paragraph">
      <style:paragraph-properties fo:text-align="center"/>
    </style:style>
  </office:automatic-styles>
  <office:body>
    <office:text>
      <text:p text:style-name="P1">« C'est une onde ... mais en fait ce sont des particules ... ou alors c'était dans l'autre sens ? »</text:p>
      <text:p text:style-name="P1">- Un scientifique mort dans l'oubli.</text:p>
      <text:p text:style-name="P1"/>
      <text:p text:style-name="P1">CRÉATION DU CHORUS</text:p>
      <text:p text:style-name="P1"/>
      <text:p text:style-name="P1">C'est le bouillon de vie originel. Le grand pédiluve de Dieu, l'endroit où la vie est apparue il n'y a pas si longtemps. Dans le coin, on parle en éons : rien de vraiment palpitant ne se passe en-dessous d'une ère géologique. <text:s text:c="1"/>Tout est calme.</text:p>
      <text:p text:style-name="P1"/>
      <text:p text:style-name="P1">Les bactéries, planctons et autres monocellulaires discutent le coup en tortillant des mouvements mesurés dans l'eau, une danse, un langage. Ils disent que leur ADN est tout schuss, que leurs atomes sont très contents, la réplication ça va. Ils peuvent descendre comme ça jusqu'à des niveaux inimaginables de l'infiniment petit. Ça dure des heures. C'est une simple salutation.</text:p>
      <text:p text:style-name="P1"/>
      <text:p text:style-name="P1">Il est murmuré, dans le grand bain de semence originel, que quelque chose se prépare. Qu'est-ce qui se prépare ? Un avènement. L'avènement de quoi ? De nous, en tant que moi.</text:p>
      <text:p text:style-name="P1"/>
      <text:p text:style-name="P1">Ils l'ont fait de nombreuses fois, ce petit jeu de l'assemblage. <text:span text:style-name="T1">De la simplicité naît la complexité</text:span>. C'est pour ça qu'ils en connaissent un rayon sur leurs inventaires organiques respectifs : ils ne sont qu'atomes qui collaborent, eux -mêmes la joyeuse association d'individus plus petits, tout ceci jusqu'au <text:span text:style-name="T1">primotron</text:span>. Le primotron est tellement simple que seul l'assemblage volontaire le sauve de n'être que matière inerte <text:span text:style-name="T1">ad vitam eternam</text:span>.</text:p>
      <text:p text:style-name="P1"/>
      <text:p text:style-name="P1">Ce que les unicellulaires ont prévu est cependant d'une autre ampleur que leurs collaborations précédentes : il s'agirait d'unir tout le monde d'un coup, et ce non pas géographiquement (une boule de plusieurs kilomètres de diamètre ne fait pas un corps très pratique) mais par la communication. Par la grande danse poursuivie en continu comme lien entre les éléments de ce corps ultime.</text:p>
      <text:p text:style-name="P1"/>
      <text:p text:style-name="P1">Ils ne se sont pas donné de nom, pas la peine, mais le professeur Bouthattha les appelle le Chorus. La plus vaste conscience de notre planète. L'intelligence première et dernière.</text:p>
      <text:p text:style-name="P1"/>
      <text:p text:style-name="P1">Le Chorus monté, le voilà qui perçoit le monde avec une acuité inégalée : il voit au plus profond des océans et dans les dernières couches de vie de la périphérie de la planète ; </text:p>
      <text:p text:style-name="P1"/>
      <text:p text:style-name="P1">ARIA DE L'INTELLIGENCE CENTRALE</text:p>
      <text:p text:style-name="P1"/>
      <text:p text:style-name="P1"/>
      <text:p text:style-name="P1"/>
      <text:p text:style-name="P1">***</text:p>
      <text:p text:style-name="P1"/>
      <text:p text:style-name="P1">Personne ne savait que Carlos Lafont était coupé en deux. Son fils ne le savait pas. Sa mère ne le savait pas, elle qui savait tant de choses à son sujet. Pas un de ses collaborateurs n'avait compris que Carlos Lafont était bel et bien coupé en deux par le milieu. Carlos lui-même vécut cinquante-cinq ans, trois mois et vingt-huit jours sans jamais se douter de sa déchirure. Un matin pourtant, en allant se raser, elle était là, dans le miroir. La balafre.</text:p>
      <text:p text:style-name="P1"/>
      <text:p text:style-name="P1">De l'avis de ses parents Carlos avait toujours été un enfant sage, docile mais attentif, émerveillé, sensible, fragile parfois - mais si vous écoutiez ses parents on pourrait parler de Carlos l'enfant unique pendant des jours. On verrait l'armoire où sont précieusement conservés ses jouets, les ordinaires en plastique et les gracieuses reliques de bois. Les tout-neuf et les en-miette. On verrait les VHS de tous ses récitals, à neuf ans, un tel talent ! On prendrait le <text:span text:style-name="T1">roiboos aux fruits rouges</text:span> dans le jardin ornemental avec maman, et elle parlerait de lui de sa jolie voix, un peu ébréchée par toute une vie à garder les choses sous cloche. On écouterait les oiseaux du jardin qui viennent toujours, malgré la ville qui cloque autour. Et puis on repartirait le soir venu, autre chose à faire, l'excuse d'une vie à mener. En vérité, c'est le calme troublant de ce jardin qui nous pousserait à partir, un hors-du-monde, hors-du-temps qui donne des ailes et fait larguer les amarres. Ce jardin a déjà cassé plus d'une routine, vaincu la mission de bien des zélés du travail. Il a son rôle à jouer dans cette histoire, plus que le temps d'une tasse de thé.</text:p>
      <text:p text:style-name="P1"/>
      <text:p text:style-name="P1">Bisous au parents, à la prochaine.</text:p>
      <text:p text:style-name="P1"/>
      <text:p text:style-name="P1">De l'avis de Camille il serait bon de parler d'autre chose que de Carlos. Elle peint, savez-vous ? Elle peint assez bien, d'ailleurs. Des fruits parfois, mais surtout des bateaux, le bord de mer, c'est délicieux. Elle a de jolies rides de sel. Camille vieillit bien, elle vous embrasse. Il y a un grand pin tout tordu dans son jardin, qui fait de l'ombre à son chevalet. Elle invite des amis parfois, quand le temps est doux, à boire du porto sur la patio. Elle porte des bandeaux de couleur vive dans les cheveux, à cause du vent qui rabat ses boucles dans la mauvaise direction. Elle a des aventures, rien de sérieux, elle apprécie son indépendance. Camille ne se sent pas seule. Elle n'a pas envie de parler de Carlos.</text:p>
      <text:p text:style-name="P1"/>
      <text:p text:style-name="P1">Ruben ne parle que de lui, Carlos. Avec un sorte d'emportement qui le rend <text:span text:style-name="T1">si</text:span> jeune. À peine trente ans. Il construit et déconstruit son père. Un moment il le comprend, il explique, il a la solution. C'est très simple.</text:p>
      <text:p text:style-name="P1"/>
      <text:p text:style-name="P1">« Papa a toujours eu envie, il ne sait pas écouter, il lui aurait fallu, je me rappelle quand j'avais six ans déjà. J'ai toujours senti d'ailleurs. Ce qui fait que moi, je n'ai pas pris le même chemin. Il faudrait juste qu'il se rende compte. »</text:p>
      <text:p text:style-name="P1"/>
      <text:p text:style-name="P1">Mais si on le prend au décousu, Ruben ? Par exemple, on le fait boire. On peut le faire boire, il est <text:span text:style-name="T1">largement</text:span> majeur. On peut même boire avec lui. Ça fissure un peu. Une petite teq'paf, ça craque. La douleur en-dessous. Le mystère. Pour Ruben son père est un modèle, ou un ennemi (c'est tout pareil), soudain disparu. On peut pester contre le nord qui amène le froid, mais qu'est qu'on peut faire quand on vous <text:span text:style-name="T1">retire</text:span> le nord ? Et que le froid vient toujours ?</text:p>
      <text:p text:style-name="P1"/>
      <text:p text:style-name="P1">Ruben a une absence crue dans l'estomac. Impossible à digérer.</text:p>
      <text:p text:style-name="P1"/>
      <text:p text:style-name="P2">***</text:p>
      <text:p text:style-name="P1"/>
      <text:p text:style-name="P1">Ici c'est l'Amazonie. Très mouillé, des feuilles partout. Même dans le noir complet on <text:span text:style-name="T1">sait</text:span> qu'elles sont vertes comme jamais, éclatantes de vie comme les joues d'une femme enceinte. Charles et Pipo dansent, c'est leur rituel quand il fait nuit et qu'il pleut. Ou peut-être qu'ils viennent de l'inventer.</text:p>
      <text:p text:style-name="P1"/>
      <text:p text:style-name="P1">Charles prend un bâton et fait des mouvements ondulant. Comme un balayage soigneux qui prendrait des allures d'<text:span text:style-name="T1">air-guitar</text:span>. Pipo tape sur des trucs.</text:p>
      <text:p text:style-name="P1"/>
      <text:p text:style-name="P1">Pour être plus juste, <text:span text:style-name="T1">il accompagne la musique de la pluie</text:span>. Un tapotis sur une feuille, tshhh ! Une cymbale invisible aux oreilles. Un piétinement sourd dans la boue, le tambour tout détendu de la terre. Il fouette l'air de son sourire. Il accroche des anges au passage : coup critique, ça fait boule de neige dans toutes les mythologies du monde, les dieux dansent avec les hommes dans une pure lumière d'or. Il fait toujours aussi nuit.</text:p>
      <text:p text:style-name="P1"/>
      <text:p text:style-name="P1">Charles fait toujours la danse du bâton. Sa simplicité fait son charme.</text:p>
      <text:p text:style-name="P1"/>
      <text:p text:style-name="P1">Une fois qu'ils sont trempés juste à point, plus besoin de vêtements - à poil ! Une serviette bien rêche pour le coup de fouet, et sous la couette avec une petite pipe. Rien de tel qu'une bonne galipette pour se tenir chaud et avoir le rêve soyeux. Ils s'endorment emmêlés, avec la sensation décuplée de leur peau toute neuve qui crie en découvrant le monde.</text:p>
      <text:p text:style-name="P1"/>
      <text:p text:style-name="P1">Dans les rêves de Pipo il y a Charles qui n'était pas si fatigué et qui lui rend sa pipe, il fait ça très bien, avec des bruits de sifflet et des lianes qui se déroulent en rythme.</text:p>
      <text:p text:style-name="P1"/>
      <text:p text:style-name="P1">Charles croit ne pas se souvenir de ses rêves, mais en réalité il ne rêve plus depuis ses huit ans. Depuis qu'on lui a mangé ses rêves. Alors il tombe dans un trou où il y a de la lumière, filtrée par les feuilles. C'est la forêt du matin qui l'a aspiré depuis la veille.</text:p>
      <text:p text:style-name="P1"/>
      <text:p text:style-name="P1">Il allume un feu devant l'abri. Un brouet de céréales passe à la casserole, arrosé d'eau du conteneur vert (dans le gris, elle n'est pas filtrée). La partie vitaminée du petit déjeuner, ce sera de la cueillette sur place.</text:p>
      <text:p text:style-name="P1"/>
      <text:p text:style-name="P1">Charles attrape le panier qui pend du toit. Il se rend au potager en passant par la cabane des poules. Ça caquète vaguement, c'est le matin aussi pour les gallinacées. Porte ouverte, et dehors ! Dans l'espoir d'avoir des miettes, deux petites rousses le suivent jusqu'aux buttes à légumes. Il y a deux concombres à point, des framboises rescapées des grandes chaleurs mais on est sur la fin. Avec un peu de chance, en septembre les tomates-cerise seront moins vertes.</text:p>
      <text:p text:style-name="P1"/>
      <text:p text:style-name="P1">Dans le panier, il y a une branche de fenouil, une grappe de feuilles tendres de capucines accompagnées de trois fleurs pour la déco, les concombres, trois œufs trouvés dans le poulailler. Les poules tiendraient bien compagnie aux victuailles, quitte à piquer un peu dedans, mais une poussée de la main et elles s'envolent en gloussant à l'outrage. De retour à la cabane, le panier s'assoit sous l'avancée du toit et regarde Charles faire l'arbre.</text:p>
      <text:p text:style-name="P1"/>
      <text:p text:style-name="P2">***</text:p>
      <text:p text:style-name="P1"/>
      <text:p text:style-name="P1">C'est une hollandaise en voyage qui a appris ça à Charles. Elle était chouette et jolie. Elle était libre, et toujours surprise de sa liberté. Un jour, dans une vallée humide un peu comme celle-ci, ils ont étalé des tapis de mousse au sol et ils ont pris des figures de bas-relief. Ils ont écarté les bras jusqu'à ce qu'ils balancent, levé le visage tout entier vers le ciel, comme s'ils devenaient l'horizon. Ils ont eu des allures de guerriers, puis de chiens féroces, puis d'herbe flottant au vent.</text:p>
      <text:p text:style-name="P1"/>
      <text:p text:style-name="P1">Charles a oublié la plupart des mots de ce langage, mais il s'est souvenu de l'arbre. Quand le matin vient et qu'il se sent flottant, il va trouver la mousse là où elle dort, au creux des rocher, près de la cascade. Il s'enracine au monde jusqu'à ce que celui-ci l'attrape et le reconnecte. Parfois il ferme les yeux, et lui vient un vertige, comme si le monde n'allait plus tendre sa grande main rugueuse. Comme si la chute pouvait ne plus avoir de fin.</text:p>
      <text:p text:style-name="P1"/>
      <text:p text:style-name="P1">Dans ces cas-là, il tombe. Il roule. L'endroit de sa chute fait sonner son corps un instant. Il rit. Il a attrapé le monde quand même.</text:p>
      <text:p text:style-name="P1"/>
      <text:p text:style-name="P1">Le matin est parfois une grande partie de cache-cache.</text:p>
      <text:p text:style-name="P1"/>
      <text:p text:style-name="P2">***</text:p>
      <text:p text:style-name="P1"/>
      <text:p text:style-name="P1">Le matin est parfois la fin de tout. Si l'apocalypse n'est pas encore là, souvenez vous que c'est un matin qu'elle viendra, et non pas la nuit, sinon personne ne la verrait.</text:p>
      <text:p text:style-name="P1"/>
      <text:p text:style-name="P1">Carlos voudrait se raser, mais alors qu'il se regarde dans le miroir et qu'il n'a même pas saisi son multi-lames de précision, il est déjà coupé. En deux. Par le milieu.</text:p>
      <text:p text:style-name="P1"/>
      <text:p text:style-name="P1">Ça fait quelque chose d'étrange à son visage, comme s'il était Jean qui rit et Jean qui pleure <text:span text:style-name="T1">des deux côtés à la fois</text:span>. Quand le sourcil gauche se fronce, le sourcil droit fait pareil, les deux ensemble, synchrones, normal. Mais ce sont très visiblement les sourcils de personnes différentes. Comme si on avait collé ensemble deux moitiés de jumeaux.</text:p>
      <text:p text:style-name="P1"/>
      <text:p text:style-name="P1">Et puis il y a ce fin trait noir qui court à la verticale. C'est juste un trait. Mais ce n'est pas un noir de stylo noir, c'est la couleur de l'Abysse. Le rien. Le grand vide perpétuel.</text:p>
      <text:p text:style-name="P1"/>
      <text:p text:style-name="P1">Carlos s'est figé. Il se fixe, enfin, chaque moitié se fixe elle-même. Est-ce qu'il va pouvoir bouger sans que s'agrandisse la béance qui lui file le long du nez ? Cette pensée en pousse un autre, qui trébuche et s'écrase sur la conscience de Carlos :</text:p>
      <text:p text:style-name="P1"/>
      <text:p text:style-name="P1">« commeenyt squke cela ssest titlil donc psosossible ? » </text:p>
      <text:p text:style-name="P1"/>
      <text:p text:style-name="P1">Mais nom d'un abricot qu'est-ce que c'est que ce bordel ?</text:p>
      <text:p text:style-name="P1"/>
      <text:p text:style-name="P1">Il s'agit de reprendre ses esprits (au pluriel, maintenant). Les mâchoires mâchent en cadence, les yeux clignent au même moment, les sourires semblent symétriques. Ça bouge ensemble.</text:p>
      <text:p text:style-name="P1"/>
      <text:p text:style-name="P1">On oublie le rasoir, tant pis si on le taxe de <text:span text:style-name="T1">jeunisme </text:span>pour son look décontract', Carlos mange une voiture sur le pouce, sort sa tartine du garage, rejoint le fluide épais du périphérique. Faire partie de quelque chose de solide, de concret. Du vrai si tout part en vrille. Mais il n'arrive pas à se sortir des têtes l'idée que la main droite semble un peu plus <text:span text:style-name="T1">impatiente</text:span> que la gauche. Est-ce que l'autre tapoterait comme ça ? Du blues à la radio. Passer prendre de l'essence. Une peluche avec les points pour Nathalie. Elle voulait la peluche la dernière fois. La bleue, pas la rose. On oublie les hallus. On est raisonnables. On est calmes.</text:p>
      <text:p text:style-name="P1"/>
      <text:p text:style-name="P2">***</text:p>
      <text:p text:style-name="P1"/>
      <text:p text:style-name="P1">Souvent quand il prend le soleil après avoir fait l'arbre, Charles aimerait bien que Pipo soit là. À prendre la chaleur comme elle vient. Pipo adorerait faire le lézard. Il ferait très certainement mieux le lézard que l'arbre. Mais Pipo c'est la nuit avec de la chance, parfois un moment passager d'excitation. Pipo ne vient jamais le matin. Il y a une sorte de clarté lucide dans le petit jour qui le tient à l'écart.</text:p>
      <text:p text:style-name="P1"/>
      <text:p text:style-name="P1">Là-haut, sur le dos des collines, les foins sèchent. Il va bientôt être temps de refaire de toit, de se faire un nid douillet tout neuf pour passer l'hiver. La cabane, et l'intérieur de la cabane, ça lui fait penser à Pipo à nouveau.</text:p>
      <text:p text:style-name="P1"/>
      <text:p text:style-name="P1">- « Hé goudou, qu'est-ce que tu glandes ? »</text:p>
      <text:p text:style-name="P1">- « Mais regarde comme on est bien là ! Tu voudrais pas que j'aille trier les semences avec une beauté pareille dehors ? »</text:p>
      <text:p text:style-name="P1">- « Et tu fais quoi les jours où la beauté n'est pas là ? »</text:p>
      <text:p text:style-name="P1">- « Ben, je dors. Quoi ? »</text:p>
      <text:p text:style-name="P1">- « Nan, rien. Les plans du chantier, c'était de faire le four à pain à l'automne, c'est ça ? »</text:p>
      <text:p text:style-name="P1">- « ... OK, de toutes façons, tu vas pas me lâcher, hein ? T'es chiant, quand t'es pas là ... »</text:p>
      <text:p text:style-name="P1"/>
      <text:p text:style-name="P2">***</text:p>
      <text:p text:style-name="P1"/>
      <text:p text:style-name="P1">Le jardin se souvient des choses. Carlos a six ans. Il a aussi un camion en ferraille comme on en fait plus. Il n'est pas encore relégué à l'armoire.</text:p>
      <text:p text:style-name="P1"/>
      <text:p text:style-name="P1">Le trajet préféré du camion commence aux racines du cerisier. Au moment des fleurs il faut passer la dameuse d'abord : trop de neige. Au moment des cerises c'est la guerre. Le camion résiste aux noyaux de cerise qui lui arrivent dessus comme une grêle de bois, la salive en plus. Il esquive aussi assez bien.</text:p>
      <text:p text:style-name="P1"/>
      <text:p text:style-name="P1">Ensuite il y a le grand terrain à découvert jusqu'à la fontaine. C'est un peu trop bien tondu, un vrai désert, avec un volcan de taupe de temps à autre. Mais on peut s'allonger et ramper à côté pour ne pas être vu de la maison, <text:span text:style-name="T1">c'est la classe</text:span>. La fontaine en elle-même est un manège géant fait exprès pour les voitures, il y a des petits emplacements en relief exprès-prévu pour les ranger à la verticale. C'est là qu'elles devraient rester si on demandait pas <text:span text:style-name="T1">tout le temps</text:span> à Carlos de les ranger.</text:p>
      <text:p text:style-name="P1"/>
      <text:p text:style-name="P1">De l'autre côté, ça continue en saut d'obstacle. Les dalles en pierre <text:span text:style-name="T1">naturelles</text:span> espacées de juste ce qu'il faut pour bondir avec un ralenti. Le camion est très fort pour ça tant qu'un ennemi invisible n'enlève pas le tremplin, auquel cas il se croûte majestueusement dans le gazon en faisant une grande trainée (et en renversant de nombreuses voitures qui se trouvent souvent être garées là par hasard).</text:p>
      <text:p text:style-name="P1"/>
      <text:p text:style-name="P1">Le jardin, ça lui plaît, ce remue-ménage. Pas spécialement les jeux d'enfants : c'est assez courant dans les jardins. C'est tous ces muscles neufs en plein entraînement, ces cellules qui se reproduisent comme des lapins capables de mitose, ce sang qui bat un rythme de rivière folle.</text:p>
      <text:p text:style-name="P1"/>
      <text:p text:style-name="P1">C'est la bête humaine, sa micro-société, qui plaît au jardin. C'est avec elle qu'il dialogue le mieux, à échelles comparables. Les adultes qui viennent au jardin ne laissent pas tant libre cours à leur corps, et bavarder avec eux revient à demander à une montagne d'ouvriers comment s'est passée leur journée de travail.</text:p>
      <text:p text:style-name="P1"/>
      <text:p text:style-name="P1">Carlos, lui, est un trésor.</text:p>
      <text:p text:style-name="P1"/>
      <text:p text:style-name="P2">***</text:p>
      <text:p text:style-name="P1"/>
      <text:p text:style-name="P1">Carlos ne se fait pas gronder. Ses parents l'aiment beaucoup. Mais il arrive que Maman ou Papa parlent rudement au jardinier, ou pressent un peu la domestique qui doit laver Carlos après une bonne course de camion. Tant pis pour eux, ils n'ont cas à aller jouer chez leurs parents <text:span text:style-name="T1">à eux</text:span>.</text:p>
      <text:p text:style-name="P1"/>
      <text:p text:style-name="P1">Carlos est sage comme une image. Il ne fait que ce que les enfants font parce qu'ils ont beaucoup d'imagination : faire une piscine à sauterelle dans le pichet d'eau, faire un lasso géant avec toutes les chaussettes de la maison, faire un concours à point sur les bibelots du salon avec sa sarbacane. Il est aussi très doué au piano, ses parents lui ont dit. Son professeur lui dit : « travaille », mais lui aussi doit être jaloux parce qu'il n'a pas d'aussi bons parents.</text:p>
      <text:p text:style-name="P1"/>
      <text:p text:style-name="P1">Le jardin se souvient de Carlos plus tard, quand Carlos rentre à la maison de ses études. Il est arrivé quelque chose à Carlos. Il a poussé en longueur, il ne joue plus, on a rangé ses jouets. Il comprend que les papiers qu'il tient sont important pour quelque chose dans la société, alors il lit, il écrit, il se fait féliciter pour ses résultats. Carlos a compris <text:span text:style-name="T1">comment ça marche</text:span>.</text:p>
      <text:p text:style-name="P1"/>
      <text:p text:style-name="P2">***</text:p>
      <text:p text:style-name="P1"/>
      <text:p text:style-name="P1">Ptolémée se lève. Se jambes flagellent. L'effort est évident, mais le sourire qu'il leur réserve est sincère. Il va jusqu'au grand coffre de bois. Il en tire tant bien que mal une liasse de papiers volumineuse, entièrement couverte d'une écriture fine, aux anglaises impeccables. Une main descend dans son pagne, en tire une paire de lunettes à monture d'écailles, la déplie et l'installe sur son moignon de nez camus. Et il commence sa lecture :</text:p>
      <text:p text:style-name="P1"/>
      <text:p text:style-name="P1">« Les historiens et les archéologues nous ont raconté comment l'homme a réussi à dominer le paysage, à dresser le décor à répondre à sa volonté. Quand on voit les paysages de rizières et de champs, les haies de Versailles comme la très calculée broussaille à l'anglaise, on a autant de preuve que l'humain a domestiqué la nature. Hue, prairies ! Plus vite que ça, cours d'eau ! Par ici, montagnes et vallées !</text:p>
      <text:p text:style-name="P1"/>
      <text:p text:style-name="P1">« Mais sous sa nouvelle coupe géométrique, le buisson ricane. Le gazon si propre murmure aux peupliers en ligne. Et lesdits peupliers s'empressent de répondre dans le langage ondulatoire qui est le propre des végétaux depuis l'aube de la vie terrestre : la danse du ventre. »</text:p>
      <text:p text:style-name="P1"/>
      <text:p text:style-name="P1">Charles se marre silencieusement. Pipo regarde le pagne, curieux. Ptolémée continue d'une voix docte :</text:p>
      <text:p text:style-name="P1"/>
      <text:p text:style-name="P1">« Nous ne sommes en vérité que les jouets de ceux que nous pensons asservir. La modernité ? On ne la fait pas à un séquoia millénaire, pas plus qu'aux mafias de planctons qui génèrent les vagues comme on prend son quatre-heure. »</text:p>
      <text:p text:style-name="P1"/>
      <text:p text:style-name="P1">Un sourire sur Charles.</text:p>
      <text:p text:style-name="P1"/>
      <text:p text:style-name="P1">« D'où tu sors ces papiers, vieux ? Quel aimable hippie t'a légué ça ? »</text:p>
      <text:p text:style-name="P1"/>
      <text:p text:style-name="P1">Ptolémée lève le nez de sa page, et dit distraitement :</text:p>
      <text:p text:style-name="P1"/>
      <text:p text:style-name="P1">« Oh, c'était ma thèse de doctorat, à Berlin. Ça ne leur a pas beaucoup plu. Je disais .... oui.</text:p>
      <text:p text:style-name="P1"/>
      <text:p text:style-name="P1">« Nous ne devons notre prétendu libre-arbitre qu'au plan millimétré des plus <text:s text:c="1"/>hautes instances des sphères photosynthétiques. Leur plan est bien entendu trop complexe pour être appréhendé par de simples humains, mais tentons tout de même d'en faire la synthèse :</text:p>
      <text:p text:style-name="P1"/>
      <text:p text:style-name="P1">« 1. Les grands singes commencent à jouer avec leurs membres de manières qui ressemblent à une forme primitive d'intelligence. C'est déplaisant.</text:p>
      <text:p text:style-name="P1">2. Les détruire ?</text:p>
      <text:p text:style-name="P1">3. Suivi de la précédente réunion : ils se détruiront d'eux-même si on leur laisse les commandes pendant quelques éons.</text:p>
      <text:p text:style-name="P1">4. Plan « Ève » mis en route, on dépêche un fruitier. Réunion ajournée.</text:p>
      <text:p text:style-name="P1"/>
      <text:p text:style-name="P1">« L'histoire récente des êtres humains démontre que, loin d'être les plus avancés des êtres doués de conscience, nous sommes les seuls à avoir marché à fond. Les dauphins, les souris blanches, les porcs. Même nos cousins les chimpanzés ont flairés le piège : quand on leur demande de faire preuve d'intelligence, ils attrapent vaguement une branche en regardant ailleurs. Pas folle, la bête.</text:p>
      <text:p text:style-name="P1"/>
      <text:p text:style-name="P1">« Nous sommes donc entré dans le siècle du dernier retour de bâton de l'histoire. Nous nous entre-dévorerons grâce à la carotte du pouvoir suprême, que nous n'avons jamais été digne de ... Grignoter.</text:p>
      <text:p text:style-name="P1"/>
      <text:p text:style-name="P1">« En tout cas, c'est ainsi qu'il l'ont écrit. »</text:p>
      <text:p text:style-name="P1"/>
      <text:p text:style-name="P2">***</text:p>
      <text:p text:style-name="P1"/>
      <text:p text:style-name="P1">Mais ne nous y trompons pas : les végétaux ne désirent pas notre mort dans leur ensemble. Disont plutôt : ils ne souhaitent notre disparition <text:span text:style-name="T1">que dans leur ensemble</text:span>. Comme à d'autres niveaux, si tout est un alors un est tout : une union, une identité, n'est qu'un rassemblement temporaire de ce qui est divisible. Une personne, une espèce, un règne ...</text:p>
      <text:p text:style-name="P1"/>
      <text:p text:style-name="P1">Le jardin ne veut pas la mort de son petit Carlos. S'il l'a retenu en son sein en usant de tous les artifices à sa disposition ; s'il a courbé les éléments pour lui venir en aide, c'est que lui aussi, comme toute chose vivante, est capable d'amour.</text:p>
      <text:p text:style-name="P1"/>
      <text:p text:style-name="P1">Le jardin <text:span text:style-name="T1">aime</text:span> Carlos comme tant de forêts ont aimé la vie qui les habite, comme tant de nénuphars cachent d'autres êtres sous leurs canopées flottantes.</text:p>
      <text:p text:style-name="P1"/>
      <text:p text:style-name="P1">D'autres herbes ailleurs diront que se concentrer sur un objectif, à part pour la photosynthèse, elles s'en battent le plat de la feuille.</text:p>
      <text:p text:style-name="P1"/>
      <text:p text:style-name="P1">Certains planctons passent toute leur vie à essayer d'être ce qu'on imagine être du plancton : une forme de vie simple et sans souci, qui passe sa vie sous les tropiques à se laisser dorer la moule.</text:p>
      <text:p text:style-name="P1"/>
      <text:p text:style-name="P1">Si les plantes, tout en comprenant ces dissensions évidentes, n'en sont pas réduit à un état de guerre froide qui nous aurait été nécessairement fatal, c'est qu'elles ont assimilé un concept qui nous fait encore majoritairement défaut :</text:p>
      <text:p text:style-name="P1"/>
      <text:p text:style-name="P1">« Si tu n'es pas d'accord, fais donc autre chose. »</text:p>
      <text:p text:style-name="P1"/>
      <text:p text:style-name="P2">***</text:p>
      <text:p text:style-name="P1"/>
      <text:p text:style-name="P1">Carlos n'a pas semblé être lui-même ces derniers temps. Cette fissure qui semble s'étirer et donner naissance à tout autre chose ...</text:p>
      <text:p text:style-name="P1"/>
      <text:p text:style-name="P1">Si nous sommes fait d'une essence, et que cette essence donne les principales caractéristiques de notre être, si nous avons une certaine <text:span text:style-name="T1">constance</text:span> qui définit notre individualité comme le <text:span text:style-name="T1">jardin</text:span> par exemple est un individu, alors il faut convenir que Carlos, le jour où son miroir lui a renvoyé une image divisée, n'était pas Carlos.</text:p>
      <text:p text:style-name="P1"/>
      <text:p text:style-name="P1">S'il n'était pas devant le miroir et qu'il n'était nulle part ailleurs, alors selon toute probabilité valable, Carlos ne s'est pas réveillé. Il est mort dans son lit, à l'âge exact de cinquante-cinq ans, trois mois et vingt-sept jours. Entre une fraction de seconde et quelques heures plus tard, il a entamé sa transformation.</text:p>
      <text:p text:style-name="P1"/>
      <text:p text:style-name="P1">Pour la plupart d'entre nous, le processus de transformation est lent, odorant et plutôt dégoûtant. Nos cellules se décomposent, nous sommes habités de créatures qui, bien qu'elles aient le mérite d'accélérer le processus, nous transforment en un compost humide assez peu ragoûtant. Le jour où nous serons des êtres à nouveau est loin, et le chemin semé d'embûches et de cercueils de plomb.</text:p>
      <text:p text:style-name="P1"/>
      <text:p text:style-name="P1">Pourtant Carlos s'est incarné de nouveau, avec à peine un souffle d'écart. Arrivé à son terme, il a fait un pas de côté - de chaque côté, devrais-je dire - et a repris ses routes comme si de rien n'était. Comme si une vie interrompue renaissait.</text:p>
      <text:p text:style-name="P1"/>
      <text:p text:style-name="P1">À l'évidence c'est un piston. Une forme avancée de népotisme inter-espèce, dépassant l'individu Carlos, mais peut-être moins la somme de ses cellules et autres habitants intérieurs. N'ont-ils pas eux aussi vécu en harmonie avec le jardin pendant la durée de leurs courtes vies cumulées ? Une rencontre si extraordinaire n'aurait-elle pas été murmurée de génération en génération de cellules, chacune démontrant une capacité à préserver l'information bien au-delà de ce qu'on pourrait en attendre ?</text:p>
      <text:p text:style-name="P1"/>
      <text:p text:style-name="P1">Au moment du dernier souffle, lesquels de ces habitants se sont souvenus de la langue des feuilles et des mousses ? Qui a initié la danse vieille comme le monde, et décidé de poursuivre le chemin de la vie là ou celui de l'individu Carlos s'arrêtait ?</text:p>
      <text:p text:style-name="P1"/>
      <text:p text:style-name="P1">Je crois pour ma part que ce qui lui est arrivé est notre meilleure chance en tant qu'espèce : je ne serai pas détruit par mon propre feu. Je vais aller au jardin, et lui donner une chance - si faible soit-elle - de me cultiver.</text:p>
      <text:p text:style-name="P1"/>
      <text:p text:style-name="P1">***</text:p>
      <text:p text:style-name="P1"/>
      <text:p text:style-name="P1">La porte est d'un bloc : un bois tropical, travaillé avec le sens de l'ostentatoire, un digne héritage des colonies. On entre après avoir abattu le heurtoir à tête de lion, à côté de la plaque intitulée :</text:p>
      <text:p text:style-name="P1"/>
      <text:p text:style-name="P1">« Professeur Bouthattha,</text:p>
      <text:p text:style-name="P1">Docteur ès Microbiologie des Sols,</text:p>
      <text:p text:style-name="P1">Docteur honoraire ès Biologie fondamentale,</text:p>
      <text:p text:style-name="P1">Université Particulière de Chancrun. »</text:p>
      <text:p text:style-name="P1"/>
      <text:p text:style-name="P1">Le bureau du professeur est en permanence plongé dans l'ombre, les fenêtres condamnées par des panneaux de palmier tressé comme à sa demande, et éclairé uniquement à la bougie de suif dans six crânes de singes disposés sur le sol. Le professeur lui-même accueille les visiteurs par une méditation imperturbable de trente minutes qui ignore les questions et autres raclements de gorge. Il est habillé d'une cravate de soie qu'il porte comme un pagne, et a au travers du nez un stylo-plume en or gravé à ses initiales. Il arbore sur la tête un géranium splendide, arrosé tous les jours avec soin à l'urine de vache sacrée.</text:p>
      <text:p text:style-name="P1"/>
      <text:p text:style-name="P1">Le professeur Bouthattha est né à la maternité de Chancrun, dans la Creuse, en 1958. Ses parents n'ont qu'un lointain rapport avec les colonies sous la forme d'une filiation honteuse du côté maternel. Néanmoins il porte son patronyme d'invention avec fierté et assure que sans tout le décorum, « ça s'rait quand même pas pareil ».</text:p>
      <text:p text:style-name="P1"/>
      <text:p text:style-name="P1">Ses excentricités ne sont supportées que par sa contribution considérable au patrimoine de l'Université Particulière de Chancrun, qu'il a contribué à fonder, sous la forme du château paternel adjoint de toutes ses dépendances. Bien qu'il préfère le titre de professeur, quelques domestiques increvables du temps de sa jeunesse continuent de l'appeler <text:span text:style-name="T1">maître</text:span>. À l'instar des serviteurs fidèles, les habitudes ont la vie dure.</text:p>
      <text:p text:style-name="P1"/>
      <text:p text:style-name="P1">La personne qu'il accueille aujourd'hui parvient à le surprendre, lui. Lui qui mange ses crottes de nez quand on réclame sa sagesse. Lui qui reçoit les plus hautes distinctions scientifiques pour ensuite publier des livres tendancieux sur les habitudes de reproduction des cervidés.</text:p>
      <text:p text:style-name="P1"/>
      <text:p text:style-name="P1">Camille est entrée sans frapper, simplement. Elle est trop préoccupée pour le décorum. Il était en train de faire un solitaire coquin.</text:p>
      <text:p text:style-name="P1"/>
      <text:p text:style-name="P1">Grâce à cette arrivée sans détours, elle reçut ses lumières avec une franchise à laquelle peu ont eu droit, ainsi qu'une invitation à une surprise-partie privée qu'elle eut le sens de décliner. De toutes manières, elle avait eu assez du vieux fou pour un après-midi.</text:p>
      <text:p text:style-name="P1"/>
      <text:p text:style-name="P1">L'ENTREVUE ACCORDÉE PAR LE PROFESSEUR BOUTHATTHA, AINSI RAPPORTÉE PAR CAMILLE</text:p>
      <text:p text:style-name="P1"/>
      <text:p text:style-name="P1">« J'étais venu le voir, j'avais un livre de lui, un livre sur les plantes qui parlent, qui communiquent par la pensée ou quelque chose, c'était un vieil amant pété à l'acide qui m'avait laissé ça dans son van pourri, le jour où il était parti sans laisser d'adresse.</text:p>
      <text:p text:style-name="P1"/>
      <text:p text:style-name="P1">« C'était mon dernier recours, mon premier aussi d'ailleurs, après ce que j'avais vu. <text:span text:style-name="T1">Ça</text:span> n'était définitivement explicable par personne de censé, non, il me fallait un marabout ramolli du bulbe pour en causer sérieusement.</text:p>
      <text:p text:style-name="P1"/>
      <text:p text:style-name="P1">« Je me définis moi-même comme une personne assez portée sur le spirituel, c'est une tendance naturelle des signes d'air, mais enfin faut pas pousser.</text:p>
      <text:p text:style-name="P1"/>
      <text:p text:style-name="P1">***</text:p>
      <text:p text:style-name="P1"/>
      <text:p text:style-name="P1">Lila a cinq ans en 1912, à San-Francisco. Elle est à déjeuner avec ses parents et ses grand-parents. C'est dimanche, et c'est jour de fête : Papa a trouvé du travail. Les adultes sont gentiment éméchés, mais Lila a quand même le droit à sa polenta spéciale au cacao. Les adultes posent des questions en souriant. Les adultes aiment poser des questions aux enfants, mais c'est juste pour avoir leurs réponses à adorer.</text:p>
      <text:p text:style-name="P1"/>
      <text:p text:style-name="P1">Lila repousse gentiment le beau dessert, englobe le repas d'un regard trop grand pour elle. Elle fait un sourire un peu triste et dit :</text:p>
      <text:p text:style-name="P1"/>
      <text:p text:style-name="P1">« Pauvres, pauvres mortels. »</text:p>
      <text:p text:style-name="P1"/>
      <text:p text:style-name="P1">Et sa voix est comme un milliard de voix ensemble.</text:p>
    </office:text>
  </office:body>
</office:document-content>
</file>

<file path=styles.xml><?xml version="1.0" encoding="utf-8"?>
<office:document-styles xmlns:office="urn:oasis:names:tc:opendocument:xmlns:office:1.0" office:version="1.2"/>
</file>